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6bf21" officeooo:paragraph-rsid="0006bf21"/>
    </style:style>
    <style:style style:name="P2" style:family="paragraph" style:parent-style-name="Standard">
      <style:paragraph-properties fo:text-align="start" style:justify-single-word="false"/>
      <style:text-properties officeooo:rsid="0006bf21" officeooo:paragraph-rsid="0006bf21"/>
    </style:style>
    <style:style style:name="P3" style:family="paragraph" style:parent-style-name="Standard">
      <style:paragraph-properties fo:text-align="start" style:justify-single-word="false"/>
      <style:text-properties officeooo:paragraph-rsid="000a0047"/>
    </style:style>
    <style:style style:name="P4" style:family="paragraph" style:parent-style-name="Standard">
      <style:paragraph-properties fo:text-align="start" style:justify-single-word="false"/>
      <style:text-properties officeooo:rsid="00083220" officeooo:paragraph-rsid="00083220"/>
    </style:style>
    <style:style style:name="P5" style:family="paragraph" style:parent-style-name="Standard">
      <style:paragraph-properties fo:text-align="start" style:justify-single-word="false"/>
      <style:text-properties officeooo:rsid="000a0047" officeooo:paragraph-rsid="000a0047"/>
    </style:style>
    <style:style style:name="P6" style:family="paragraph" style:parent-style-name="Standard">
      <style:paragraph-properties fo:text-align="start" style:justify-single-word="false"/>
      <style:text-properties officeooo:rsid="000b07e1" officeooo:paragraph-rsid="000b07e1"/>
    </style:style>
    <style:style style:name="T1" style:family="text">
      <style:text-properties officeooo:rsid="00083220"/>
    </style:style>
    <style:style style:name="T2" style:family="text">
      <style:text-properties officeooo:rsid="000a0047"/>
    </style:style>
    <style:style style:name="T3" style:family="text">
      <style:text-properties officeooo:rsid="000a02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 Chapitre 2 Economie</text:p>
      <text:p text:style-name="P1"/>
      <text:p text:style-name="P2">1) Exemples d'impôts : Taxe foncière, impôt sur le revenu.</text:p>
      <text:p text:style-name="P2">Cotisations sociales : <text:span text:style-name="T1">Retraites, Sécurité sociale</text:span></text:p>
      <text:p text:style-name="P4">Prestations sociales : CAF, Bourse d'études.</text:p>
      <text:p text:style-name="P4"/>
      <text:p text:style-name="P4">2) Les banques proposent des épargnes, des emprunts et ds moyens de paiement facilités.</text:p>
      <text:p text:style-name="P4">Les banques, comme les administrations, collectent l'argent des ménages d'une manière ou d'une autre à n instant « t » pour le redistribuer d'une manière différente à un autre moment.</text:p>
      <text:p text:style-name="P4"/>
      <text:p text:style-name="P4">3) Les entreprises fournissent le salaire aux ménages, qui leur permettra par la suite de payer leurs cotisations et taxes, leurs achats et de faire leurs épargnes, autrement dit de mener leur activité économique. Les administrations quant à elles fournissent des aides à ceux qui ne disposent pas d'assez de ressources pour mener ces activités.</text:p>
      <text:p text:style-name="P4"/>
      <text:p text:style-name="P4">4) Cela signifie que pour un fonctionnement optimal, on ne peut pas se suffire à soi-même, pour que l'économie fonctionne il faut que les échanges se fassent entre plusieurs nations, qui proposent des services et produits différents.</text:p>
      <text:p text:style-name="P4"/>
      <text:p text:style-name="P4">5) Si on fait du commerce international, c'est qu'on ne peut pas tout trouver localement, pour certains produits ou services on est obligé de créer des accords avec des nations de culture et d'emplacements géographiques différents.</text:p>
      <text:p text:style-name="P4"/>
      <text:p text:style-name="P4">6) Un circuit c'est le chemin que suivent les flux monétaires et réels entre les différents agents économiques.</text:p>
      <text:p text:style-name="P4"/>
      <text:p text:style-name="P4">7) C'est un agent économique qui possède ou peut disposer de fonds monétaires importants et qui, contre un certain taux d’intérêts peut financer les projets d'un autre agent économique.</text:p>
      <text:p text:style-name="P4"/>
      <text:p text:style-name="P3"><text:span text:style-name="T1">8) L</text:span>e traitement est la rémunération pour les fonctionnaires. Elle correspond à un paiement d'après le grade.</text:p>
      <text:p text:style-name="P6">Dividende : payé à l'actionnaire, Interet : payé au prêteur.</text:p>
      <text:p text:style-name="P3"/>
      <text:p text:style-name="P3"><text:span text:style-name="T2">9) Importation : Quand on achète un produit à l'étranger.</text:span></text:p>
      <text:p text:style-name="P3"><text:span text:style-name="T2">Exportation : Quand on vend un produit à l'étranger.</text:span></text:p>
      <text:p text:style-name="P3"/>
      <text:p text:style-name="P3"><text:span text:style-name="T2">10) Fournisseurs : Allemagne, Chine et Belgique.</text:span></text:p>
      <text:p text:style-name="P5">Clients : <text:span text:style-name="T3">Allemagne, Belgique, Ital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09:15:53.827000000</meta:creation-date>
    <dc:date>2015-09-24T11:00:41.783000000</dc:date>
    <meta:editing-duration>PT19M18S</meta:editing-duration>
    <meta:editing-cycles>3</meta:editing-cycles>
    <meta:generator>LibreOffice/5.0.1.2$Windows_x86 LibreOffice_project/81898c9f5c0d43f3473ba111d7b351050be20261</meta:generator>
    <meta:document-statistic meta:table-count="0" meta:image-count="0" meta:object-count="0" meta:page-count="1" meta:paragraph-count="17" meta:word-count="303" meta:character-count="1913" meta:non-whitespace-character-count="1627"/>
  </office:meta>
</office:document-meta>
</file>